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8398"/>
    </style:style>
    <style:style style:name="T1" style:family="text">
      <style:text-properties officeooo:rsid="000783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r. O’Brien is one of the worst professors I have ever taken a class from. <text:s/>In general he is very knowledgeable about the subject material but extremely rude, unhelpful, and clearly does not want to be teaching undergraduates. <text:s/>Some specific issues I had with Dr. O’Brien this semester were as follows. <text:s/>Whenever I or another student asked a question his response was always “Well we already discussed that.” <text:s/>If pressed further he would slightly raise his voice and become visibly upset, obviously after the first couple of weeks students did not ask questions in class. <text:s/>Furthermore the lectures and homework were not equally paced: we never had lectures on a topic until a week or so after homework on that topic was due. <text:s/>Everything that any student learned in this class was essentially self-taught. <text:s/>Finally he has numerous and detailed requirements for homework submission and was incredibly rude and accusatory regarding students’ abilities to fulfill these even before the semester had started. <text:s/>During the semester he sent out a message with an angry subject line about us all uploading the wrong file type. <text:s/>The message body said to read the subject line which is one of the most unprofessional things I have ever seen a professor do. <text:s/>None of the students had uploaded the wrong type of file, it was 100% Dr. O’Brien’s fault. <text:s/>The prospect of having to take more classes from Dr. O’Brien makes me slightly nausea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23:58:22.249088421</meta:creation-date>
    <dc:date>2021-02-09T00:08:47.961209680</dc:date>
    <meta:editing-duration>PT15S</meta:editing-duration>
    <meta:editing-cycles>1</meta:editing-cycles>
    <meta:document-statistic meta:table-count="0" meta:image-count="0" meta:object-count="0" meta:page-count="1" meta:paragraph-count="1" meta:word-count="239" meta:character-count="1428" meta:non-whitespace-character-count="1179"/>
    <meta:generator>LibreOffice/6.4.6.2$Linux_X86_64 LibreOffice_project/40$Build-2</meta:generator>
  </office:meta>
</office:document-meta>
</file>